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2385c61"/>
    </style:style>
    <style:style style:name="P14" style:family="paragraph" style:parent-style-name="Heading_20_2">
      <style:text-properties officeooo:rsid="03c4f3dc" officeooo:paragraph-rsid="03c4f3dc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Heading_20_2">
      <style:paragraph-properties fo:text-align="start" style:justify-single-word="false"/>
      <style:text-properties officeooo:rsid="03e46788" officeooo:paragraph-rsid="03e46788"/>
    </style:style>
    <style:style style:name="P17" style:family="paragraph" style:parent-style-name="Heading_20_3">
      <style:paragraph-properties fo:text-align="start" style:justify-single-word="false"/>
      <style:text-properties officeooo:rsid="03cdcffc" officeooo:paragraph-rsid="03cdcffc"/>
    </style:style>
    <style:style style:name="P18" style:family="paragraph" style:parent-style-name="Heading_20_3">
      <style:paragraph-properties fo:text-align="start" style:justify-single-word="false"/>
      <style:text-properties officeooo:rsid="03cdcffc" officeooo:paragraph-rsid="03ce7ba5"/>
    </style:style>
    <style:style style:name="P19" style:family="paragraph" style:parent-style-name="Heading_20_3">
      <style:paragraph-properties fo:text-align="start" style:justify-single-word="false"/>
      <style:text-properties officeooo:paragraph-rsid="03cdcffc"/>
    </style:style>
    <style:style style:name="P20" style:family="paragraph" style:parent-style-name="Heading_20_4">
      <style:text-properties officeooo:rsid="03dfcb3b" officeooo:paragraph-rsid="03dfcb3b"/>
    </style:style>
    <style:style style:name="P21" style:family="paragraph" style:parent-style-name="Heading_20_4">
      <style:paragraph-properties fo:text-align="start" style:justify-single-word="false"/>
      <style:text-properties officeooo:rsid="03dfcb3b" officeooo:paragraph-rsid="03dfcb3b"/>
    </style:style>
    <style:style style:name="P22" style:family="paragraph" style:parent-style-name="Text_20_body">
      <style:text-properties officeooo:paragraph-rsid="03c4f3dc"/>
    </style:style>
    <style:style style:name="P23" style:family="paragraph" style:parent-style-name="Text_20_body">
      <style:text-properties officeooo:paragraph-rsid="03c5db30"/>
    </style:style>
    <style:style style:name="P24" style:family="paragraph" style:parent-style-name="Text_20_body">
      <style:paragraph-properties fo:text-align="start" style:justify-single-word="false"/>
      <style:text-properties officeooo:paragraph-rsid="03c4f3dc"/>
    </style:style>
    <style:style style:name="P25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26" style:family="paragraph" style:parent-style-name="Text_20_body" style:list-style-name="L1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/>
      <style:text-properties officeooo:paragraph-rsid="03cdcffc"/>
    </style:style>
    <style:style style:name="P29" style:family="paragraph" style:parent-style-name="Text_20_body">
      <style:paragraph-properties fo:text-align="start" style:justify-single-word="false"/>
      <style:text-properties officeooo:paragraph-rsid="03dfcb3b"/>
    </style:style>
    <style:style style:name="P30" style:family="paragraph" style:parent-style-name="Text_20_body">
      <style:paragraph-properties fo:text-align="start" style:justify-single-word="false"/>
      <style:text-properties officeooo:paragraph-rsid="03ce7ba5"/>
    </style:style>
    <style:style style:name="P31" style:family="paragraph" style:parent-style-name="Text_20_body">
      <style:paragraph-properties fo:text-align="start" style:justify-single-word="false"/>
      <style:text-properties officeooo:rsid="03e46788" officeooo:paragraph-rsid="03e4678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officeooo:rsid="03bf6a1a"/>
    </style:style>
    <style:style style:name="T7" style:family="text">
      <style:text-properties officeooo:rsid="03c1e56b"/>
    </style:style>
    <style:style style:name="T8" style:family="text">
      <style:text-properties officeooo:rsid="03c3b6d3"/>
    </style:style>
    <style:style style:name="T9" style:family="text">
      <style:text-properties officeooo:rsid="03c5db30"/>
    </style:style>
    <style:style style:name="T10" style:family="text">
      <style:text-properties officeooo:rsid="03cdcffc"/>
    </style:style>
    <style:style style:name="T11" style:family="text">
      <style:text-properties officeooo:rsid="03ce7ba5"/>
    </style:style>
    <style:style style:name="T12" style:family="text">
      <style:text-properties officeooo:rsid="03e4db92"/>
    </style:style>
    <style:style style:name="T13" style:family="text">
      <style:text-properties officeooo:rsid="03e98e0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/text:p>
      <text:p text:style-name="P10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9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8">2</text:span></text:p>
      <text:p text:style-name="P7">Вариант <text:span text:style-name="T6">5313­</text:span></text:p>
      <text:p text:style-name="P4">Выполнил: Снагин Станислав Максимович</text:p>
      <text:p text:style-name="P5"><text:span text:style-name="T4">Проверил: </text:span><text:span text:style-name="T5">Райла Мартин</text:span></text:p>
      <text:p text:style-name="P3">Группа: Р3115</text:p>
      <text:p text:style-name="P6">Санкт Петербург 202<text:span text:style-name="T7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2108_4178638284" text:style-name="Index_20_Link" text:visited-style-name="Index_20_Link">Ход работы<text:tab/>3</text:a></text:p>
        </text:index-body>
      </text:table-of-content>
      <text:h text:style-name="P11" text:outline-level="1"/>
      <text:h text:style-name="P13" text:outline-level="1"><text:bookmark-start text:name="__RefHeading___Toc2108_4178638284"/>Ход работы<text:bookmark-end text:name="__RefHeading___Toc2108_4178638284"/></text:h>
      <text:p text:style-name="P23"><text:span text:style-name="T9">Отчет на гитхабе доступен здесь -- </text:span><text:a xlink:type="simple" xlink:href="https://github.com/ssnagin/ITMO_SPPO/tree/main/2%20Databases/labs/lab2" text:style-name="Internet_20_link" text:visited-style-name="Visited_20_Internet_20_Link"><text:span text:style-name="T9">https://github.com/ssnagin/ITMO_SPPO/tree/main/2 Databases/labs/lab2</text:span></text:a></text:p>
      <text:h text:style-name="P14" text:outline-level="2" text:is-list-header="true">Текст задания</text:h>
      <text:p text:style-name="P22">По варианту, выданному преподавателем, составить и выполнить запросы к <text:a xlink:type="simple" xlink:href="https://se.ifmo.ru/documents/10180/733702/БД+Учебный+Процесс.pdf/2eae3fcd-ea34-4496-924b-6ee4e889a9e5" text:style-name="Internet_20_link" text:visited-style-name="Visited_20_Internet_20_Link">базе данных "Учебный процесс"</text:a>.</text:p>
      <text:p text:style-name="P24">Составить запросы на языке SQL (пункты 1-7).</text:p>
      <text:list text:style-name="L1">
        <text:list-item>
          <text:p text:style-name="P25">Сделать запрос для получения атрибутов из указанных таблиц, применив фильтры по указанным условиям:<text:line-break/>Таблицы: Н_ОЦЕНКИ, Н_ВЕДОМОСТИ.<text:line-break/>Вывести атрибуты: Н_ОЦЕНКИ.КОД, Н_ВЕДОМОСТИ.ДАТА.<text:line-break/>Фильтры (AND): <text:line-break/>a) Н_ОЦЕНКИ.КОД &gt; 2.<text:line-break/>b) Н_ВЕДОМОСТИ.ИД = 1250972.<text:line-break/>Вид соединения: INNER JOIN.</text:p>
        </text:list-item>
        <text:list-item>
          <text:p text:style-name="P25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НЗК, Н_УЧЕНИКИ.НАЧАЛО.<text:line-break/>Фильтры: (AND)<text:line-break/>a) Н_ЛЮДИ.ИМЯ &gt; Владимир.<text:line-break/>b) Н_ОБУЧЕНИЯ.НЗК &gt; 001000.<text:line-break/>c) Н_УЧЕНИКИ.ГРУППА &lt; 3100.<text:line-break/>Вид соединения: INNER JOIN.</text:p>
        </text:list-item>
        <text:list-item>
          <text:p text:style-name="P25">Вывести число отчеств без учета повторений.<text:line-break/>При составлении запроса нельзя использовать DISTINCT.</text:p>
        </text:list-item>
        <text:list-item>
          <text:p text:style-name="P25">Выдать различные фамилии людей и число людей с каждой из этих фамилий, ограничив список фамилиями, встречающимися ровно 10 раз на ФКТИУ.<text:line-break/>Для реализации использовать подзапрос.</text:p>
        </text:list-item>
        <text:list-item>
          <text:p text:style-name="P25">Выведите таблицу со средним возрастом студентов во всех группах (Группа, Средний возраст), где средний возраст равен минимальному возрасту в группе 1100.</text:p>
        </text:list-item>
        <text:list-item>
          <text:p text:style-name="P25">Получить список студентов, зачисленных ровно первого сентября 2012 года на первый курс заочной формы обучения. В результат включить:<text:line-break/>номер группы;<text:line-break/>номер, фамилию, имя и отчество студента;<text:line-break/>номер и состояние пункта приказа;<text:line-break/>Для реализации использовать подзапрос с EXISTS.</text:p>
        </text:list-item>
        <text:list-item>
          <text:p text:style-name="P26">Вывести список студентов, имеющих одинаковые имена, но не совпадающие ид.</text:p>
        </text:list-item>
      </text:list>
      <text:p text:style-name="P27"><text:soft-page-break/></text:p>
      <text:p text:style-name="P24"/>
      <text:h text:style-name="P15" text:outline-level="2">Реализация запросов на SQL</text:h>
      <text:h text:style-name="P19" text:outline-level="3"><text:span text:style-name="T10">Задание 1</text:span></text:h>
      <text:p text:style-name="P28">SELECT Н_ОЦЕНКИ.КОД, Н_ВЕДОМОСТИ.ДАТА FROM Н_ВЕДОМОСТИ </text:p>
      <text:p text:style-name="P28"><text:tab/>INNER JOIN Н_ОЦЕНКИ </text:p>
      <text:p text:style-name="P28"><text:tab/><text:tab/>ON Н_ВЕДОМОСТИ.ОЦЕНКА = Н_ОЦЕНКИ.КОД </text:p>
      <text:p text:style-name="P28"><text:tab/>WHERE Н_ОЦЕНКИ.КОД &gt; '2' AND Н_ВЕДОМОСТИ.ИД = '1250972';</text:p>
      <text:h text:style-name="P17" text:outline-level="3">Задание 2</text:h>
      <text:p text:style-name="P28">SELECT Н_ЛЮДИ.ИД,</text:p>
      <text:p text:style-name="P28"><text:s text:c="7"/>Н_ОБУЧЕНИЯ.НЗК,</text:p>
      <text:p text:style-name="P28"><text:s text:c="7"/>Н_УЧЕНИКИ.НАЧАЛО</text:p>
      <text:p text:style-name="P28">FROM Н_ОБУЧЕНИЯ</text:p>
      <text:p text:style-name="P28"><text:s text:c="4"/>INNER JOIN Н_ЛЮДИ</text:p>
      <text:p text:style-name="P28"><text:s text:c="8"/>ON Н_ЛЮДИ.ИД = Н_ОБУЧЕНИЯ.ЧЛВК_ИД</text:p>
      <text:p text:style-name="P28"><text:s text:c="4"/>INNER JOIN Н_УЧЕНИКИ</text:p>
      <text:p text:style-name="P28"><text:s text:c="8"/>ON Н_УЧЕНИКИ.ИД = Н_ОБУЧЕНИЯ.ЧЛВК_ИД</text:p>
      <text:p text:style-name="P28">WHERE Н_ЛЮДИ.ИМЯ &gt; 'Владимир'</text:p>
      <text:p text:style-name="P28"><text:s text:c="6"/>AND Н_ОБУЧЕНИЯ.НЗК &gt; '001000'</text:p>
      <text:p text:style-name="P28"><text:s text:c="6"/>AND Н_УЧЕНИКИ.ГРУППА &lt; '3100';</text:p>
      <text:h text:style-name="P17" text:outline-level="3">Задание 3</text:h>
      <text:p text:style-name="P28">SELECT COUNT(*)</text:p>
      <text:p text:style-name="P28">FROM (</text:p>
      <text:p text:style-name="P28"><text:tab/>SELECT ОТЧЕСТВО</text:p>
      <text:p text:style-name="P28"><text:tab/>FROM Н_ЛЮДИ</text:p>
      <text:p text:style-name="P28"><text:tab/>GROUP BY ОТЧЕСТВО</text:p>
      <text:p text:style-name="P28">);</text:p>
      <text:h text:style-name="P17" text:outline-level="3"><text:soft-page-break/>Задание 4</text:h>
      <text:p text:style-name="P28">SELECT </text:p>
      <text:p text:style-name="P28"><text:s text:c="4"/>Н_ЛЮДИ.ФАМИЛИЯ,</text:p>
      <text:p text:style-name="P28"><text:s text:c="4"/>COUNT(*) AS КОЛИЧЕСТВО_ЛЮДЕЙ_С_ТАКОЙ_ФАМИЛИЕЙ</text:p>
      <text:p text:style-name="P28">FROM </text:p>
      <text:p text:style-name="P28"><text:tab/>Н_ЛЮДИ</text:p>
      <text:p text:style-name="P28">WHERE </text:p>
      <text:p text:style-name="P28"><text:s text:c="4"/>Н_ЛЮДИ.ФАМИЛИЯ IN (</text:p>
      <text:p text:style-name="P28"><text:s text:c="8"/>SELECT </text:p>
      <text:p text:style-name="P28"><text:s text:c="12"/>Н_ЛЮДИ.ФАМИЛИЯ</text:p>
      <text:p text:style-name="P28"><text:s text:c="8"/>FROM </text:p>
      <text:p text:style-name="P28"><text:s text:c="12"/>Н_УЧЕНИКИ</text:p>
      <text:p text:style-name="P28"><text:s text:c="12"/>INNER JOIN Н_ПЛАНЫ </text:p>
      <text:p text:style-name="P28"><text:tab/> <text:s text:c="11"/>ON Н_ПЛАНЫ.ИД = Н_УЧЕНИКИ.ПЛАН_ИД</text:p>
      <text:p text:style-name="P28"><text:s text:c="12"/>INNER JOIN Н_ОТДЕЛЫ </text:p>
      <text:p text:style-name="P28"><text:tab/> <text:s text:c="11"/>ON Н_ОТДЕЛЫ.ИД = Н_ПЛАНЫ.ОТД_ИД</text:p>
      <text:p text:style-name="P28"><text:s text:c="12"/>INNER JOIN Н_ЛЮДИ </text:p>
      <text:p text:style-name="P28"><text:tab/> <text:s text:c="11"/>ON Н_ЛЮДИ.ИД = Н_УЧЕНИКИ.ЧЛВК_ИД</text:p>
      <text:p text:style-name="P28"><text:s text:c="8"/>WHERE </text:p>
      <text:p text:style-name="P28"><text:s text:c="12"/>Н_ОТДЕЛЫ.КОРОТКОЕ_ИМЯ = 'КТиУ'</text:p>
      <text:p text:style-name="P28"><text:s text:c="8"/>GROUP BY </text:p>
      <text:p text:style-name="P28"><text:s text:c="12"/>Н_ЛЮДИ.ФАМИЛИЯ</text:p>
      <text:p text:style-name="P28"><text:s text:c="8"/>HAVING </text:p>
      <text:p text:style-name="P28"><text:s text:c="12"/>COUNT(*) = 10</text:p>
      <text:p text:style-name="P28"><text:s text:c="4"/>)</text:p>
      <text:p text:style-name="P28">GROUP BY </text:p>
      <text:p text:style-name="P28"><text:s text:c="4"/>Н_ЛЮДИ.ФАМИЛИЯ;</text:p>
      <text:h text:style-name="P17" text:outline-level="3">Задание 5</text:h>
      <text:p text:style-name="P28">WITH МИН_ВОЗРАСТ AS (</text:p>
      <text:p text:style-name="P28"><text:soft-page-break/><text:tab/><text:tab/>SELECT DATE_PART('year', AGE(CURRENT_DATE, Н_ЛЮДИ.ДАТА_РОЖДЕНИЯ)) AS ВОЗРАСТ</text:p>
      <text:p text:style-name="P28"><text:tab/>FROM Н_УЧЕНИКИ </text:p>
      <text:p text:style-name="P28"><text:tab/><text:tab/>INNER JOIN Н_ЛЮДИ </text:p>
      <text:p text:style-name="P28"><text:tab/><text:tab/><text:tab/>ON Н_ЛЮДИ.ИД = Н_УЧЕНИКИ.ЧЛВК_ИД </text:p>
      <text:p text:style-name="P28"><text:tab/>WHERE </text:p>
      <text:p text:style-name="P28"><text:tab/><text:tab/>ГРУППА = '1100'</text:p>
      <text:p text:style-name="P28"><text:tab/><text:tab/>AND DATE_PART('year', AGE(CURRENT_DATE, Н_ЛЮДИ.ДАТА_РОЖДЕНИЯ)) &gt; 20</text:p>
      <text:p text:style-name="P28"><text:tab/>GROUP BY </text:p>
      <text:p text:style-name="P28"><text:tab/><text:tab/>ВОЗРАСТ</text:p>
      <text:p text:style-name="P28"><text:tab/>ORDER BY </text:p>
      <text:p text:style-name="P28"><text:tab/><text:tab/>ВОЗРАСТ ASC </text:p>
      <text:p text:style-name="P28"><text:tab/>LIMIT 1</text:p>
      <text:p text:style-name="P28">)</text:p>
      <text:p text:style-name="P28"/>
      <text:p text:style-name="P28">SELECT</text:p>
      <text:p text:style-name="P28"><text:tab/>Н_УЧЕНИКИ.ГРУППА,</text:p>
      <text:p text:style-name="P28"><text:tab/>ROUND(AVG(DATE_PART('year', AGE(CURRENT_DATE, Н_ЛЮДИ.ДАТА_РОЖДЕНИЯ)))) AS СР_ВОЗРАСТ</text:p>
      <text:p text:style-name="P28">FROM </text:p>
      <text:p text:style-name="P28"><text:s text:c="4"/>Н_УЧЕНИКИ </text:p>
      <text:p text:style-name="P28"><text:s text:c="4"/>INNER JOIN Н_ЛЮДИ </text:p>
      <text:p text:style-name="P28"><text:tab/> <text:s text:c="3"/>ON Н_ЛЮДИ.ИД = Н_УЧЕНИКИ.ЧЛВК_ИД</text:p>
      <text:p text:style-name="P28"><text:tab/>CROSS JOIN </text:p>
      <text:p text:style-name="P28"><text:tab/><text:tab/>МИН_ВОЗРАСТ</text:p>
      <text:p text:style-name="P28">GROUP BY</text:p>
      <text:p text:style-name="P28"><text:s text:c="4"/>ГРУППА, МИН_ВОЗРАСТ.ВОЗРАСТ</text:p>
      <text:p text:style-name="P28">HAVING</text:p>
      <text:p text:style-name="P28"><text:tab/>ROUND(AVG(DATE_PART('year', AGE(CURRENT_DATE, Н_ЛЮДИ.ДАТА_РОЖДЕНИЯ)))) = МИН_ВОЗРАСТ.ВОЗРАСТ</text:p>
      <text:p text:style-name="P28"><text:soft-page-break/>ORDER BY</text:p>
      <text:p text:style-name="P28"><text:s text:c="4"/>ГРУППА;</text:p>
      <text:h text:style-name="P17" text:outline-level="3">Задание 6</text:h>
      <text:h text:style-name="P21" text:outline-level="4">Запрос с результатом:</text:h>
      <text:p text:style-name="P29">SELECT DISTINCT</text:p>
      <text:p text:style-name="P29"><text:tab/>Н_УЧЕНИКИ.ГРУППА,</text:p>
      <text:p text:style-name="P29"><text:tab/>Н_ЛЮДИ.ИД,</text:p>
      <text:p text:style-name="P29"><text:tab/>Н_ЛЮДИ.ИМЯ,</text:p>
      <text:p text:style-name="P29"><text:tab/>Н_ЛЮДИ.ФАМИЛИЯ,</text:p>
      <text:p text:style-name="P29"><text:tab/>Н_ЛЮДИ.ОТЧЕСТВО,</text:p>
      <text:p text:style-name="P29"><text:tab/>Н_ФОРМЫ_ОБУЧЕНИЯ.НАИМЕНОВАНИЕ,</text:p>
      <text:p text:style-name="P29"><text:tab/>Н_ПЛАНЫ.ИД,</text:p>
      <text:p text:style-name="P29"><text:tab/>Н_УЧЕНИКИ.СОСТОЯНИЕ</text:p>
      <text:p text:style-name="P29">FROM Н_УЧЕНИКИ</text:p>
      <text:p text:style-name="P29"><text:tab/>INNER JOIN Н_ПЛАНЫ</text:p>
      <text:p text:style-name="P29"><text:tab/><text:tab/>ON Н_ПЛАНЫ.ИД = Н_УЧЕНИКИ.ПЛАН_ИД</text:p>
      <text:p text:style-name="P29"><text:tab/>INNER JOIN Н_ЛЮДИ</text:p>
      <text:p text:style-name="P29"><text:tab/><text:tab/>ON Н_ЛЮДИ.ИД = Н_УЧЕНИКИ.ЧЛВК_ИД</text:p>
      <text:p text:style-name="P29"><text:tab/>INNER JOIN Н_ФОРМЫ_ОБУЧЕНИЯ</text:p>
      <text:p text:style-name="P29"><text:tab/><text:tab/>ON Н_ФОРМЫ_ОБУЧЕНИЯ.ИД = Н_ПЛАНЫ.ФО_ИД</text:p>
      <text:p text:style-name="P29">WHERE </text:p>
      <text:p text:style-name="P29"><text:tab/>-- 2012 никого не было, поменял на 2011:</text:p>
      <text:p text:style-name="P29"><text:tab/> Н_ПЛАНЫ.ФО_ИД = 1 </text:p>
      <text:p text:style-name="P29"/>
      <text:p text:style-name="P29"><text:tab/>AND EXISTS (</text:p>
      <text:p text:style-name="P29"><text:tab/><text:tab/>SELECT 1</text:p>
      <text:p text:style-name="P29"><text:tab/><text:tab/>FROM Н_ПЛАНЫ</text:p>
      <text:p text:style-name="P29"><text:tab/><text:tab/>WHERE </text:p>
      <text:p text:style-name="P29"><text:tab/><text:tab/><text:tab/>Н_ПЛАНЫ.ИД = Н_УЧЕНИКИ.ПЛАН_ИД </text:p>
      <text:p text:style-name="P29"><text:soft-page-break/><text:tab/><text:tab/><text:tab/>AND Н_ПЛАНЫ.УЧЕБНЫЙ_ГОД = '2011/2012'</text:p>
      <text:p text:style-name="P29"><text:tab/>)</text:p>
      <text:h text:style-name="P20" text:outline-level="4">Правильный запрос:</text:h>
      <text:p text:style-name="P29">SELECT DISTINCT</text:p>
      <text:p text:style-name="P29"><text:tab/>Н_УЧЕНИКИ.ГРУППА,</text:p>
      <text:p text:style-name="P29"><text:tab/>Н_ЛЮДИ.ИД,</text:p>
      <text:p text:style-name="P29"><text:tab/>Н_ЛЮДИ.ИМЯ,</text:p>
      <text:p text:style-name="P29"><text:tab/>Н_ЛЮДИ.ФАМИЛИЯ,</text:p>
      <text:p text:style-name="P29"><text:tab/>Н_ЛЮДИ.ОТЧЕСТВО,</text:p>
      <text:p text:style-name="P29"><text:tab/>Н_ФОРМЫ_ОБУЧЕНИЯ.НАИМЕНОВАНИЕ,</text:p>
      <text:p text:style-name="P29"><text:tab/>Н_ПЛАНЫ.ИД,</text:p>
      <text:p text:style-name="P29"><text:tab/>Н_УЧЕНИКИ.СОСТОЯНИЕ</text:p>
      <text:p text:style-name="P29">FROM Н_УЧЕНИКИ</text:p>
      <text:p text:style-name="P29"><text:tab/>INNER JOIN Н_ПЛАНЫ</text:p>
      <text:p text:style-name="P29"><text:tab/><text:tab/>ON Н_ПЛАНЫ.ИД = Н_УЧЕНИКИ.ПЛАН_ИД</text:p>
      <text:p text:style-name="P29"><text:tab/>INNER JOIN Н_ЛЮДИ</text:p>
      <text:p text:style-name="P29"><text:tab/><text:tab/>ON Н_ЛЮДИ.ИД = Н_УЧЕНИКИ.ЧЛВК_ИД</text:p>
      <text:p text:style-name="P29"><text:tab/>INNER JOIN Н_ФОРМЫ_ОБУЧЕНИЯ</text:p>
      <text:p text:style-name="P29"><text:tab/><text:tab/>ON Н_ФОРМЫ_ОБУЧЕНИЯ.ИД = Н_ПЛАНЫ.ФО_ИД</text:p>
      <text:p text:style-name="P29">WHERE </text:p>
      <text:p text:style-name="P29"><text:tab/> Н_ПЛАНЫ.ФО_ИД = 3 </text:p>
      <text:p text:style-name="P29"/>
      <text:p text:style-name="P29"><text:tab/>AND EXISTS (</text:p>
      <text:p text:style-name="P29"><text:tab/><text:tab/>SELECT 1</text:p>
      <text:p text:style-name="P29"><text:tab/><text:tab/>FROM Н_ПЛАНЫ</text:p>
      <text:p text:style-name="P29"><text:tab/><text:tab/>WHERE </text:p>
      <text:p text:style-name="P29"><text:tab/><text:tab/><text:tab/>Н_ПЛАНЫ.ИД = Н_УЧЕНИКИ.ПЛАН_ИД </text:p>
      <text:p text:style-name="P29"><text:tab/><text:tab/><text:tab/>AND Н_ПЛАНЫ.УЧЕБНЫЙ_ГОД = '2012/2013'</text:p>
      <text:p text:style-name="P29"><text:tab/>)</text:p>
      <text:h text:style-name="P18" text:outline-level="3"><text:soft-page-break/>Задание <text:span text:style-name="T11">7</text:span></text:h>
      <text:p text:style-name="P30">SELECT </text:p>
      <text:p text:style-name="P30"><text:tab/>группа1.ИД AS ИД_1_ГРУППА,</text:p>
      <text:p text:style-name="P30"><text:tab/>группа2.ИД AS ИД_2_ГРУППА,</text:p>
      <text:p text:style-name="P30"><text:tab/>группа1.ИМЯ AS ИМЯ,</text:p>
      <text:p text:style-name="P30"><text:tab/>группа1.ФАМИЛИЯ AS ФАМИЛИЯ,</text:p>
      <text:p text:style-name="P30"><text:tab/>группа1.ОТЧЕСТВО AS ОТЧЕСТВО</text:p>
      <text:p text:style-name="P30">FROM</text:p>
      <text:p text:style-name="P30"><text:tab/>Н_ЛЮДИ группа1</text:p>
      <text:p text:style-name="P30">JOIN </text:p>
      <text:p text:style-name="P30"><text:tab/>Н_ЛЮДИ группа2 ON</text:p>
      <text:p text:style-name="P30"><text:tab/>группа1.ИМЯ = группа2.ИМЯ</text:p>
      <text:p text:style-name="P30"><text:tab/>AND группа1.ФАМИЛИЯ = группа2.ФАМИЛИЯ</text:p>
      <text:p text:style-name="P30"><text:tab/>AND группа1.ОТЧЕСТВО = группа2.ОТЧЕСТВО</text:p>
      <text:p text:style-name="P30"><text:tab/>AND группа2.ИД &lt;&gt; группа1.ИД;</text:p>
      <text:h text:style-name="P16" text:outline-level="2" text:is-list-header="true">Выводы</text:h>
      <text:p text:style-name="P31"><text:tab/>В ходе выполнения лабораторной работы были реализованы сложные запросы к учебной бд, которые включают в себя создание подзапросов, <text:span text:style-name="T12">JOIN’ов или и того, и другого. Помимо этого были изучены способы фильтрации данных через операторы сравнения, </text:span><text:span text:style-name="T13">LIKE, SIMILAR TO.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01T15:10:08.183547412</dc:date>
    <meta:editing-duration>P6DT4H58M12S</meta:editing-duration>
    <meta:editing-cycles>717</meta:editing-cycles>
    <meta:print-date>2024-09-11T19:48:02.397916277</meta:print-date>
    <meta:printed-by>PDF files</meta:printed-by>
    <meta:document-statistic meta:table-count="0" meta:image-count="0" meta:object-count="0" meta:page-count="9" meta:paragraph-count="177" meta:word-count="661" meta:character-count="5560" meta:non-whitespace-character-count="4665"/>
  </office:meta>
</office:document-meta>
</file>